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0" calcext:value-type="float">
            <text:p>0</text:p>
          </table:table-cell>
          <table:table-cell table:formula="of:=INT([.A1]/9)" office:value-type="float" office:value="0" calcext:value-type="float">
            <text:p>0</text:p>
          </table:table-cell>
          <table:table-cell/>
          <table:table-cell table:formula="of:=INT([.A1]/3)-INT([.A1]/9)*3+INT([.A1]/27)*3" office:value-type="float" office:value="0" calcext:value-type="float">
            <text:p>0</text:p>
          </table:table-cell>
          <table:table-cell/>
          <table:table-cell table:formula="of:=[.A1]-(INT([.A1]/3)-INT([.A1]/9)*3+INT([.A1]/27)*3)*3-INT([.A1]/9)*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NT([.A2]/9)" office:value-type="float" office:value="0" calcext:value-type="float">
            <text:p>0</text:p>
          </table:table-cell>
          <table:table-cell/>
          <table:table-cell table:formula="of:=INT([.A2]/3)-INT([.A2]/9)*3+INT([.A2]/27)*3" office:value-type="float" office:value="0" calcext:value-type="float">
            <text:p>0</text:p>
          </table:table-cell>
          <table:table-cell/>
          <table:table-cell table:formula="of:=[.A2]-(INT([.A2]/3)-INT([.A2]/9)*3+INT([.A2]/27)*3)*3-INT([.A2]/9)*6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NT([.A3]/9)" office:value-type="float" office:value="0" calcext:value-type="float">
            <text:p>0</text:p>
          </table:table-cell>
          <table:table-cell/>
          <table:table-cell table:formula="of:=INT([.A3]/3)-INT([.A3]/9)*3+INT([.A3]/27)*3" office:value-type="float" office:value="0" calcext:value-type="float">
            <text:p>0</text:p>
          </table:table-cell>
          <table:table-cell/>
          <table:table-cell table:formula="of:=[.A3]-(INT([.A3]/3)-INT([.A3]/9)*3+INT([.A3]/27)*3)*3-INT([.A3]/9)*6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NT([.A4]/9)" office:value-type="float" office:value="0" calcext:value-type="float">
            <text:p>0</text:p>
          </table:table-cell>
          <table:table-cell/>
          <table:table-cell table:formula="of:=INT([.A4]/3)-INT([.A4]/9)*3+INT([.A4]/27)*3" office:value-type="float" office:value="1" calcext:value-type="float">
            <text:p>1</text:p>
          </table:table-cell>
          <table:table-cell/>
          <table:table-cell table:formula="of:=[.A4]-(INT([.A4]/3)-INT([.A4]/9)*3+INT([.A4]/27)*3)*3-INT([.A4]/9)*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NT([.A5]/9)" office:value-type="float" office:value="0" calcext:value-type="float">
            <text:p>0</text:p>
          </table:table-cell>
          <table:table-cell/>
          <table:table-cell table:formula="of:=INT([.A5]/3)-INT([.A5]/9)*3+INT([.A5]/27)*3" office:value-type="float" office:value="1" calcext:value-type="float">
            <text:p>1</text:p>
          </table:table-cell>
          <table:table-cell/>
          <table:table-cell table:formula="of:=[.A5]-(INT([.A5]/3)-INT([.A5]/9)*3+INT([.A5]/27)*3)*3-INT([.A5]/9)*6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NT([.A6]/9)" office:value-type="float" office:value="0" calcext:value-type="float">
            <text:p>0</text:p>
          </table:table-cell>
          <table:table-cell/>
          <table:table-cell table:formula="of:=INT([.A6]/3)-INT([.A6]/9)*3+INT([.A6]/27)*3" office:value-type="float" office:value="1" calcext:value-type="float">
            <text:p>1</text:p>
          </table:table-cell>
          <table:table-cell/>
          <table:table-cell table:formula="of:=[.A6]-(INT([.A6]/3)-INT([.A6]/9)*3+INT([.A6]/27)*3)*3-INT([.A6]/9)*6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NT([.A7]/9)" office:value-type="float" office:value="0" calcext:value-type="float">
            <text:p>0</text:p>
          </table:table-cell>
          <table:table-cell/>
          <table:table-cell table:formula="of:=INT([.A7]/3)-INT([.A7]/9)*3+INT([.A7]/27)*3" office:value-type="float" office:value="2" calcext:value-type="float">
            <text:p>2</text:p>
          </table:table-cell>
          <table:table-cell/>
          <table:table-cell table:formula="of:=[.A7]-(INT([.A7]/3)-INT([.A7]/9)*3+INT([.A7]/27)*3)*3-INT([.A7]/9)*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NT([.A8]/9)" office:value-type="float" office:value="0" calcext:value-type="float">
            <text:p>0</text:p>
          </table:table-cell>
          <table:table-cell/>
          <table:table-cell table:formula="of:=INT([.A8]/3)-INT([.A8]/9)*3+INT([.A8]/27)*3" office:value-type="float" office:value="2" calcext:value-type="float">
            <text:p>2</text:p>
          </table:table-cell>
          <table:table-cell/>
          <table:table-cell table:formula="of:=[.A8]-(INT([.A8]/3)-INT([.A8]/9)*3+INT([.A8]/27)*3)*3-INT([.A8]/9)*6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NT([.A9]/9)" office:value-type="float" office:value="0" calcext:value-type="float">
            <text:p>0</text:p>
          </table:table-cell>
          <table:table-cell/>
          <table:table-cell table:formula="of:=INT([.A9]/3)-INT([.A9]/9)*3+INT([.A9]/27)*3" office:value-type="float" office:value="2" calcext:value-type="float">
            <text:p>2</text:p>
          </table:table-cell>
          <table:table-cell/>
          <table:table-cell table:formula="of:=[.A9]-(INT([.A9]/3)-INT([.A9]/9)*3+INT([.A9]/27)*3)*3-INT([.A9]/9)*6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NT([.A10]/9)" office:value-type="float" office:value="1" calcext:value-type="float">
            <text:p>1</text:p>
          </table:table-cell>
          <table:table-cell/>
          <table:table-cell table:formula="of:=INT([.A10]/3)-INT([.A10]/9)*3+INT([.A10]/27)*3" office:value-type="float" office:value="0" calcext:value-type="float">
            <text:p>0</text:p>
          </table:table-cell>
          <table:table-cell/>
          <table:table-cell table:formula="of:=[.A10]-(INT([.A10]/3)-INT([.A10]/9)*3+INT([.A10]/27)*3)*3-INT([.A10]/9)*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NT([.A11]/9)" office:value-type="float" office:value="1" calcext:value-type="float">
            <text:p>1</text:p>
          </table:table-cell>
          <table:table-cell/>
          <table:table-cell table:formula="of:=INT([.A11]/3)-INT([.A11]/9)*3+INT([.A11]/27)*3" office:value-type="float" office:value="0" calcext:value-type="float">
            <text:p>0</text:p>
          </table:table-cell>
          <table:table-cell/>
          <table:table-cell table:formula="of:=[.A11]-(INT([.A11]/3)-INT([.A11]/9)*3+INT([.A11]/27)*3)*3-INT([.A11]/9)*6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NT([.A12]/9)" office:value-type="float" office:value="1" calcext:value-type="float">
            <text:p>1</text:p>
          </table:table-cell>
          <table:table-cell/>
          <table:table-cell table:formula="of:=INT([.A12]/3)-INT([.A12]/9)*3+INT([.A12]/27)*3" office:value-type="float" office:value="0" calcext:value-type="float">
            <text:p>0</text:p>
          </table:table-cell>
          <table:table-cell/>
          <table:table-cell table:formula="of:=[.A12]-(INT([.A12]/3)-INT([.A12]/9)*3+INT([.A12]/27)*3)*3-INT([.A12]/9)*6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NT([.A13]/9)" office:value-type="float" office:value="1" calcext:value-type="float">
            <text:p>1</text:p>
          </table:table-cell>
          <table:table-cell/>
          <table:table-cell table:formula="of:=INT([.A13]/3)-INT([.A13]/9)*3+INT([.A13]/27)*3" office:value-type="float" office:value="1" calcext:value-type="float">
            <text:p>1</text:p>
          </table:table-cell>
          <table:table-cell/>
          <table:table-cell table:formula="of:=[.A13]-(INT([.A13]/3)-INT([.A13]/9)*3+INT([.A13]/27)*3)*3-INT([.A13]/9)*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NT([.A14]/9)" office:value-type="float" office:value="1" calcext:value-type="float">
            <text:p>1</text:p>
          </table:table-cell>
          <table:table-cell/>
          <table:table-cell table:formula="of:=INT([.A14]/3)-INT([.A14]/9)*3+INT([.A14]/27)*3" office:value-type="float" office:value="1" calcext:value-type="float">
            <text:p>1</text:p>
          </table:table-cell>
          <table:table-cell/>
          <table:table-cell table:formula="of:=[.A14]-(INT([.A14]/3)-INT([.A14]/9)*3+INT([.A14]/27)*3)*3-INT([.A14]/9)*6"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NT([.A15]/9)" office:value-type="float" office:value="1" calcext:value-type="float">
            <text:p>1</text:p>
          </table:table-cell>
          <table:table-cell/>
          <table:table-cell table:formula="of:=INT([.A15]/3)-INT([.A15]/9)*3+INT([.A15]/27)*3" office:value-type="float" office:value="1" calcext:value-type="float">
            <text:p>1</text:p>
          </table:table-cell>
          <table:table-cell/>
          <table:table-cell table:formula="of:=[.A15]-(INT([.A15]/3)-INT([.A15]/9)*3+INT([.A15]/27)*3)*3-INT([.A15]/9)*6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NT([.A16]/9)" office:value-type="float" office:value="1" calcext:value-type="float">
            <text:p>1</text:p>
          </table:table-cell>
          <table:table-cell/>
          <table:table-cell table:formula="of:=INT([.A16]/3)-INT([.A16]/9)*3+INT([.A16]/27)*3" office:value-type="float" office:value="2" calcext:value-type="float">
            <text:p>2</text:p>
          </table:table-cell>
          <table:table-cell/>
          <table:table-cell table:formula="of:=[.A16]-(INT([.A16]/3)-INT([.A16]/9)*3+INT([.A16]/27)*3)*3-INT([.A16]/9)*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NT([.A17]/9)" office:value-type="float" office:value="1" calcext:value-type="float">
            <text:p>1</text:p>
          </table:table-cell>
          <table:table-cell/>
          <table:table-cell table:formula="of:=INT([.A17]/3)-INT([.A17]/9)*3+INT([.A17]/27)*3" office:value-type="float" office:value="2" calcext:value-type="float">
            <text:p>2</text:p>
          </table:table-cell>
          <table:table-cell/>
          <table:table-cell table:formula="of:=[.A17]-(INT([.A17]/3)-INT([.A17]/9)*3+INT([.A17]/27)*3)*3-INT([.A17]/9)*6"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NT([.A18]/9)" office:value-type="float" office:value="1" calcext:value-type="float">
            <text:p>1</text:p>
          </table:table-cell>
          <table:table-cell/>
          <table:table-cell table:formula="of:=INT([.A18]/3)-INT([.A18]/9)*3+INT([.A18]/27)*3" office:value-type="float" office:value="2" calcext:value-type="float">
            <text:p>2</text:p>
          </table:table-cell>
          <table:table-cell/>
          <table:table-cell table:formula="of:=[.A18]-(INT([.A18]/3)-INT([.A18]/9)*3+INT([.A18]/27)*3)*3-INT([.A18]/9)*6"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NT([.A19]/9)" office:value-type="float" office:value="2" calcext:value-type="float">
            <text:p>2</text:p>
          </table:table-cell>
          <table:table-cell/>
          <table:table-cell table:formula="of:=INT([.A19]/3)-INT([.A19]/9)*3+INT([.A19]/27)*3" office:value-type="float" office:value="0" calcext:value-type="float">
            <text:p>0</text:p>
          </table:table-cell>
          <table:table-cell/>
          <table:table-cell table:formula="of:=[.A19]-(INT([.A19]/3)-INT([.A19]/9)*3+INT([.A19]/27)*3)*3-INT([.A19]/9)*6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NT([.A20]/9)" office:value-type="float" office:value="2" calcext:value-type="float">
            <text:p>2</text:p>
          </table:table-cell>
          <table:table-cell/>
          <table:table-cell table:formula="of:=INT([.A20]/3)-INT([.A20]/9)*3+INT([.A20]/27)*3" office:value-type="float" office:value="0" calcext:value-type="float">
            <text:p>0</text:p>
          </table:table-cell>
          <table:table-cell/>
          <table:table-cell table:formula="of:=[.A20]-(INT([.A20]/3)-INT([.A20]/9)*3+INT([.A20]/27)*3)*3-INT([.A20]/9)*6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NT([.A21]/9)" office:value-type="float" office:value="2" calcext:value-type="float">
            <text:p>2</text:p>
          </table:table-cell>
          <table:table-cell/>
          <table:table-cell table:formula="of:=INT([.A21]/3)-INT([.A21]/9)*3+INT([.A21]/27)*3" office:value-type="float" office:value="0" calcext:value-type="float">
            <text:p>0</text:p>
          </table:table-cell>
          <table:table-cell/>
          <table:table-cell table:formula="of:=[.A21]-(INT([.A21]/3)-INT([.A21]/9)*3+INT([.A21]/27)*3)*3-INT([.A21]/9)*6" office:value-type="float" office:value="8" calcext:value-type="float">
            <text:p>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NT([.A22]/9)" office:value-type="float" office:value="2" calcext:value-type="float">
            <text:p>2</text:p>
          </table:table-cell>
          <table:table-cell/>
          <table:table-cell table:formula="of:=INT([.A22]/3)-INT([.A22]/9)*3+INT([.A22]/27)*3" office:value-type="float" office:value="1" calcext:value-type="float">
            <text:p>1</text:p>
          </table:table-cell>
          <table:table-cell/>
          <table:table-cell table:formula="of:=[.A22]-(INT([.A22]/3)-INT([.A22]/9)*3+INT([.A22]/27)*3)*3-INT([.A22]/9)*6"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NT([.A23]/9)" office:value-type="float" office:value="2" calcext:value-type="float">
            <text:p>2</text:p>
          </table:table-cell>
          <table:table-cell/>
          <table:table-cell table:formula="of:=INT([.A23]/3)-INT([.A23]/9)*3+INT([.A23]/27)*3" office:value-type="float" office:value="1" calcext:value-type="float">
            <text:p>1</text:p>
          </table:table-cell>
          <table:table-cell/>
          <table:table-cell table:formula="of:=[.A23]-(INT([.A23]/3)-INT([.A23]/9)*3+INT([.A23]/27)*3)*3-INT([.A23]/9)*6"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NT([.A24]/9)" office:value-type="float" office:value="2" calcext:value-type="float">
            <text:p>2</text:p>
          </table:table-cell>
          <table:table-cell/>
          <table:table-cell table:formula="of:=INT([.A24]/3)-INT([.A24]/9)*3+INT([.A24]/27)*3" office:value-type="float" office:value="1" calcext:value-type="float">
            <text:p>1</text:p>
          </table:table-cell>
          <table:table-cell/>
          <table:table-cell table:formula="of:=[.A24]-(INT([.A24]/3)-INT([.A24]/9)*3+INT([.A24]/27)*3)*3-INT([.A24]/9)*6" office:value-type="float" office:value="8" calcext:value-type="float">
            <text:p>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NT([.A25]/9)" office:value-type="float" office:value="2" calcext:value-type="float">
            <text:p>2</text:p>
          </table:table-cell>
          <table:table-cell/>
          <table:table-cell table:formula="of:=INT([.A25]/3)-INT([.A25]/9)*3+INT([.A25]/27)*3" office:value-type="float" office:value="2" calcext:value-type="float">
            <text:p>2</text:p>
          </table:table-cell>
          <table:table-cell/>
          <table:table-cell table:formula="of:=[.A25]-(INT([.A25]/3)-INT([.A25]/9)*3+INT([.A25]/27)*3)*3-INT([.A25]/9)*6"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NT([.A26]/9)" office:value-type="float" office:value="2" calcext:value-type="float">
            <text:p>2</text:p>
          </table:table-cell>
          <table:table-cell/>
          <table:table-cell table:formula="of:=INT([.A26]/3)-INT([.A26]/9)*3+INT([.A26]/27)*3" office:value-type="float" office:value="2" calcext:value-type="float">
            <text:p>2</text:p>
          </table:table-cell>
          <table:table-cell/>
          <table:table-cell table:formula="of:=[.A26]-(INT([.A26]/3)-INT([.A26]/9)*3+INT([.A26]/27)*3)*3-INT([.A26]/9)*6" office:value-type="float" office:value="7" calcext:value-type="float">
            <text:p>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NT([.A27]/9)" office:value-type="float" office:value="2" calcext:value-type="float">
            <text:p>2</text:p>
          </table:table-cell>
          <table:table-cell/>
          <table:table-cell table:formula="of:=INT([.A27]/3)-INT([.A27]/9)*3+INT([.A27]/27)*3" office:value-type="float" office:value="2" calcext:value-type="float">
            <text:p>2</text:p>
          </table:table-cell>
          <table:table-cell/>
          <table:table-cell table:formula="of:=[.A27]-(INT([.A27]/3)-INT([.A27]/9)*3+INT([.A27]/27)*3)*3-INT([.A27]/9)*6" office:value-type="float" office:value="8" calcext:value-type="float">
            <text:p>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NT([.A28]/9)" office:value-type="float" office:value="3" calcext:value-type="float">
            <text:p>3</text:p>
          </table:table-cell>
          <table:table-cell/>
          <table:table-cell table:formula="of:=INT([.A28]/3)-INT([.A28]/9)*3+INT([.A28]/27)*3" office:value-type="float" office:value="3" calcext:value-type="float">
            <text:p>3</text:p>
          </table:table-cell>
          <table:table-cell/>
          <table:table-cell table:formula="of:=[.A28]-(INT([.A28]/3)-INT([.A28]/9)*3+INT([.A28]/27)*3)*3-INT([.A28]/9)*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NT([.A29]/9)" office:value-type="float" office:value="3" calcext:value-type="float">
            <text:p>3</text:p>
          </table:table-cell>
          <table:table-cell/>
          <table:table-cell table:formula="of:=INT([.A29]/3)-INT([.A29]/9)*3+INT([.A29]/27)*3" office:value-type="float" office:value="3" calcext:value-type="float">
            <text:p>3</text:p>
          </table:table-cell>
          <table:table-cell/>
          <table:table-cell table:formula="of:=[.A29]-(INT([.A29]/3)-INT([.A29]/9)*3+INT([.A29]/27)*3)*3-INT([.A29]/9)*6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NT([.A30]/9)" office:value-type="float" office:value="3" calcext:value-type="float">
            <text:p>3</text:p>
          </table:table-cell>
          <table:table-cell/>
          <table:table-cell table:formula="of:=INT([.A30]/3)-INT([.A30]/9)*3+INT([.A30]/27)*3" office:value-type="float" office:value="3" calcext:value-type="float">
            <text:p>3</text:p>
          </table:table-cell>
          <table:table-cell/>
          <table:table-cell table:formula="of:=[.A30]-(INT([.A30]/3)-INT([.A30]/9)*3+INT([.A30]/27)*3)*3-INT([.A30]/9)*6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NT([.A31]/9)" office:value-type="float" office:value="3" calcext:value-type="float">
            <text:p>3</text:p>
          </table:table-cell>
          <table:table-cell/>
          <table:table-cell table:formula="of:=INT([.A31]/3)-INT([.A31]/9)*3+INT([.A31]/27)*3" office:value-type="float" office:value="4" calcext:value-type="float">
            <text:p>4</text:p>
          </table:table-cell>
          <table:table-cell/>
          <table:table-cell table:formula="of:=[.A31]-(INT([.A31]/3)-INT([.A31]/9)*3+INT([.A31]/27)*3)*3-INT([.A31]/9)*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NT([.A32]/9)" office:value-type="float" office:value="3" calcext:value-type="float">
            <text:p>3</text:p>
          </table:table-cell>
          <table:table-cell/>
          <table:table-cell table:formula="of:=INT([.A32]/3)-INT([.A32]/9)*3+INT([.A32]/27)*3" office:value-type="float" office:value="4" calcext:value-type="float">
            <text:p>4</text:p>
          </table:table-cell>
          <table:table-cell/>
          <table:table-cell table:formula="of:=[.A32]-(INT([.A32]/3)-INT([.A32]/9)*3+INT([.A32]/27)*3)*3-INT([.A32]/9)*6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NT([.A33]/9)" office:value-type="float" office:value="3" calcext:value-type="float">
            <text:p>3</text:p>
          </table:table-cell>
          <table:table-cell/>
          <table:table-cell table:formula="of:=INT([.A33]/3)-INT([.A33]/9)*3+INT([.A33]/27)*3" office:value-type="float" office:value="4" calcext:value-type="float">
            <text:p>4</text:p>
          </table:table-cell>
          <table:table-cell/>
          <table:table-cell table:formula="of:=[.A33]-(INT([.A33]/3)-INT([.A33]/9)*3+INT([.A33]/27)*3)*3-INT([.A33]/9)*6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NT([.A34]/9)" office:value-type="float" office:value="3" calcext:value-type="float">
            <text:p>3</text:p>
          </table:table-cell>
          <table:table-cell/>
          <table:table-cell table:formula="of:=INT([.A34]/3)-INT([.A34]/9)*3+INT([.A34]/27)*3" office:value-type="float" office:value="5" calcext:value-type="float">
            <text:p>5</text:p>
          </table:table-cell>
          <table:table-cell/>
          <table:table-cell table:formula="of:=[.A34]-(INT([.A34]/3)-INT([.A34]/9)*3+INT([.A34]/27)*3)*3-INT([.A34]/9)*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NT([.A35]/9)" office:value-type="float" office:value="3" calcext:value-type="float">
            <text:p>3</text:p>
          </table:table-cell>
          <table:table-cell/>
          <table:table-cell table:formula="of:=INT([.A35]/3)-INT([.A35]/9)*3+INT([.A35]/27)*3" office:value-type="float" office:value="5" calcext:value-type="float">
            <text:p>5</text:p>
          </table:table-cell>
          <table:table-cell/>
          <table:table-cell table:formula="of:=[.A35]-(INT([.A35]/3)-INT([.A35]/9)*3+INT([.A35]/27)*3)*3-INT([.A35]/9)*6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NT([.A36]/9)" office:value-type="float" office:value="3" calcext:value-type="float">
            <text:p>3</text:p>
          </table:table-cell>
          <table:table-cell/>
          <table:table-cell table:formula="of:=INT([.A36]/3)-INT([.A36]/9)*3+INT([.A36]/27)*3" office:value-type="float" office:value="5" calcext:value-type="float">
            <text:p>5</text:p>
          </table:table-cell>
          <table:table-cell/>
          <table:table-cell table:formula="of:=[.A36]-(INT([.A36]/3)-INT([.A36]/9)*3+INT([.A36]/27)*3)*3-INT([.A36]/9)*6"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NT([.A37]/9)" office:value-type="float" office:value="4" calcext:value-type="float">
            <text:p>4</text:p>
          </table:table-cell>
          <table:table-cell/>
          <table:table-cell table:formula="of:=INT([.A37]/3)-INT([.A37]/9)*3+INT([.A37]/27)*3" office:value-type="float" office:value="3" calcext:value-type="float">
            <text:p>3</text:p>
          </table:table-cell>
          <table:table-cell/>
          <table:table-cell table:formula="of:=[.A37]-(INT([.A37]/3)-INT([.A37]/9)*3+INT([.A37]/27)*3)*3-INT([.A37]/9)*6"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NT([.A38]/9)" office:value-type="float" office:value="4" calcext:value-type="float">
            <text:p>4</text:p>
          </table:table-cell>
          <table:table-cell/>
          <table:table-cell table:formula="of:=INT([.A38]/3)-INT([.A38]/9)*3+INT([.A38]/27)*3" office:value-type="float" office:value="3" calcext:value-type="float">
            <text:p>3</text:p>
          </table:table-cell>
          <table:table-cell/>
          <table:table-cell table:formula="of:=[.A38]-(INT([.A38]/3)-INT([.A38]/9)*3+INT([.A38]/27)*3)*3-INT([.A38]/9)*6"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NT([.A39]/9)" office:value-type="float" office:value="4" calcext:value-type="float">
            <text:p>4</text:p>
          </table:table-cell>
          <table:table-cell/>
          <table:table-cell table:formula="of:=INT([.A39]/3)-INT([.A39]/9)*3+INT([.A39]/27)*3" office:value-type="float" office:value="3" calcext:value-type="float">
            <text:p>3</text:p>
          </table:table-cell>
          <table:table-cell/>
          <table:table-cell table:formula="of:=[.A39]-(INT([.A39]/3)-INT([.A39]/9)*3+INT([.A39]/27)*3)*3-INT([.A39]/9)*6"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NT([.A40]/9)" office:value-type="float" office:value="4" calcext:value-type="float">
            <text:p>4</text:p>
          </table:table-cell>
          <table:table-cell/>
          <table:table-cell table:formula="of:=INT([.A40]/3)-INT([.A40]/9)*3+INT([.A40]/27)*3" office:value-type="float" office:value="4" calcext:value-type="float">
            <text:p>4</text:p>
          </table:table-cell>
          <table:table-cell/>
          <table:table-cell table:formula="of:=[.A40]-(INT([.A40]/3)-INT([.A40]/9)*3+INT([.A40]/27)*3)*3-INT([.A40]/9)*6"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NT([.A41]/9)" office:value-type="float" office:value="4" calcext:value-type="float">
            <text:p>4</text:p>
          </table:table-cell>
          <table:table-cell/>
          <table:table-cell table:formula="of:=INT([.A41]/3)-INT([.A41]/9)*3+INT([.A41]/27)*3" office:value-type="float" office:value="4" calcext:value-type="float">
            <text:p>4</text:p>
          </table:table-cell>
          <table:table-cell/>
          <table:table-cell table:formula="of:=[.A41]-(INT([.A41]/3)-INT([.A41]/9)*3+INT([.A41]/27)*3)*3-INT([.A41]/9)*6"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NT([.A42]/9)" office:value-type="float" office:value="4" calcext:value-type="float">
            <text:p>4</text:p>
          </table:table-cell>
          <table:table-cell/>
          <table:table-cell table:formula="of:=INT([.A42]/3)-INT([.A42]/9)*3+INT([.A42]/27)*3" office:value-type="float" office:value="4" calcext:value-type="float">
            <text:p>4</text:p>
          </table:table-cell>
          <table:table-cell/>
          <table:table-cell table:formula="of:=[.A42]-(INT([.A42]/3)-INT([.A42]/9)*3+INT([.A42]/27)*3)*3-INT([.A42]/9)*6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NT([.A43]/9)" office:value-type="float" office:value="4" calcext:value-type="float">
            <text:p>4</text:p>
          </table:table-cell>
          <table:table-cell/>
          <table:table-cell table:formula="of:=INT([.A43]/3)-INT([.A43]/9)*3+INT([.A43]/27)*3" office:value-type="float" office:value="5" calcext:value-type="float">
            <text:p>5</text:p>
          </table:table-cell>
          <table:table-cell/>
          <table:table-cell table:formula="of:=[.A43]-(INT([.A43]/3)-INT([.A43]/9)*3+INT([.A43]/27)*3)*3-INT([.A43]/9)*6"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NT([.A44]/9)" office:value-type="float" office:value="4" calcext:value-type="float">
            <text:p>4</text:p>
          </table:table-cell>
          <table:table-cell/>
          <table:table-cell table:formula="of:=INT([.A44]/3)-INT([.A44]/9)*3+INT([.A44]/27)*3" office:value-type="float" office:value="5" calcext:value-type="float">
            <text:p>5</text:p>
          </table:table-cell>
          <table:table-cell/>
          <table:table-cell table:formula="of:=[.A44]-(INT([.A44]/3)-INT([.A44]/9)*3+INT([.A44]/27)*3)*3-INT([.A44]/9)*6"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NT([.A45]/9)" office:value-type="float" office:value="4" calcext:value-type="float">
            <text:p>4</text:p>
          </table:table-cell>
          <table:table-cell/>
          <table:table-cell table:formula="of:=INT([.A45]/3)-INT([.A45]/9)*3+INT([.A45]/27)*3" office:value-type="float" office:value="5" calcext:value-type="float">
            <text:p>5</text:p>
          </table:table-cell>
          <table:table-cell/>
          <table:table-cell table:formula="of:=[.A45]-(INT([.A45]/3)-INT([.A45]/9)*3+INT([.A45]/27)*3)*3-INT([.A45]/9)*6"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NT([.A46]/9)" office:value-type="float" office:value="5" calcext:value-type="float">
            <text:p>5</text:p>
          </table:table-cell>
          <table:table-cell/>
          <table:table-cell table:formula="of:=INT([.A46]/3)-INT([.A46]/9)*3+INT([.A46]/27)*3" office:value-type="float" office:value="3" calcext:value-type="float">
            <text:p>3</text:p>
          </table:table-cell>
          <table:table-cell/>
          <table:table-cell table:formula="of:=[.A46]-(INT([.A46]/3)-INT([.A46]/9)*3+INT([.A46]/27)*3)*3-INT([.A46]/9)*6" office:value-type="float" office:value="6" calcext:value-type="float">
            <text:p>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NT([.A47]/9)" office:value-type="float" office:value="5" calcext:value-type="float">
            <text:p>5</text:p>
          </table:table-cell>
          <table:table-cell/>
          <table:table-cell table:formula="of:=INT([.A47]/3)-INT([.A47]/9)*3+INT([.A47]/27)*3" office:value-type="float" office:value="3" calcext:value-type="float">
            <text:p>3</text:p>
          </table:table-cell>
          <table:table-cell/>
          <table:table-cell table:formula="of:=[.A47]-(INT([.A47]/3)-INT([.A47]/9)*3+INT([.A47]/27)*3)*3-INT([.A47]/9)*6" office:value-type="float" office:value="7" calcext:value-type="float">
            <text:p>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NT([.A48]/9)" office:value-type="float" office:value="5" calcext:value-type="float">
            <text:p>5</text:p>
          </table:table-cell>
          <table:table-cell/>
          <table:table-cell table:formula="of:=INT([.A48]/3)-INT([.A48]/9)*3+INT([.A48]/27)*3" office:value-type="float" office:value="3" calcext:value-type="float">
            <text:p>3</text:p>
          </table:table-cell>
          <table:table-cell/>
          <table:table-cell table:formula="of:=[.A48]-(INT([.A48]/3)-INT([.A48]/9)*3+INT([.A48]/27)*3)*3-INT([.A48]/9)*6" office:value-type="float" office:value="8" calcext:value-type="float">
            <text:p>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NT([.A49]/9)" office:value-type="float" office:value="5" calcext:value-type="float">
            <text:p>5</text:p>
          </table:table-cell>
          <table:table-cell/>
          <table:table-cell table:formula="of:=INT([.A49]/3)-INT([.A49]/9)*3+INT([.A49]/27)*3" office:value-type="float" office:value="4" calcext:value-type="float">
            <text:p>4</text:p>
          </table:table-cell>
          <table:table-cell/>
          <table:table-cell table:formula="of:=[.A49]-(INT([.A49]/3)-INT([.A49]/9)*3+INT([.A49]/27)*3)*3-INT([.A49]/9)*6" office:value-type="float" office:value="6" calcext:value-type="float">
            <text:p>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NT([.A50]/9)" office:value-type="float" office:value="5" calcext:value-type="float">
            <text:p>5</text:p>
          </table:table-cell>
          <table:table-cell/>
          <table:table-cell table:formula="of:=INT([.A50]/3)-INT([.A50]/9)*3+INT([.A50]/27)*3" office:value-type="float" office:value="4" calcext:value-type="float">
            <text:p>4</text:p>
          </table:table-cell>
          <table:table-cell/>
          <table:table-cell table:formula="of:=[.A50]-(INT([.A50]/3)-INT([.A50]/9)*3+INT([.A50]/27)*3)*3-INT([.A50]/9)*6" office:value-type="float" office:value="7" calcext:value-type="float">
            <text:p>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NT([.A51]/9)" office:value-type="float" office:value="5" calcext:value-type="float">
            <text:p>5</text:p>
          </table:table-cell>
          <table:table-cell/>
          <table:table-cell table:formula="of:=INT([.A51]/3)-INT([.A51]/9)*3+INT([.A51]/27)*3" office:value-type="float" office:value="4" calcext:value-type="float">
            <text:p>4</text:p>
          </table:table-cell>
          <table:table-cell/>
          <table:table-cell table:formula="of:=[.A51]-(INT([.A51]/3)-INT([.A51]/9)*3+INT([.A51]/27)*3)*3-INT([.A51]/9)*6" office:value-type="float" office:value="8" calcext:value-type="float">
            <text:p>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NT([.A52]/9)" office:value-type="float" office:value="5" calcext:value-type="float">
            <text:p>5</text:p>
          </table:table-cell>
          <table:table-cell/>
          <table:table-cell table:formula="of:=INT([.A52]/3)-INT([.A52]/9)*3+INT([.A52]/27)*3" office:value-type="float" office:value="5" calcext:value-type="float">
            <text:p>5</text:p>
          </table:table-cell>
          <table:table-cell/>
          <table:table-cell table:formula="of:=[.A52]-(INT([.A52]/3)-INT([.A52]/9)*3+INT([.A52]/27)*3)*3-INT([.A52]/9)*6" office:value-type="float" office:value="6" calcext:value-type="float">
            <text:p>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NT([.A53]/9)" office:value-type="float" office:value="5" calcext:value-type="float">
            <text:p>5</text:p>
          </table:table-cell>
          <table:table-cell/>
          <table:table-cell table:formula="of:=INT([.A53]/3)-INT([.A53]/9)*3+INT([.A53]/27)*3" office:value-type="float" office:value="5" calcext:value-type="float">
            <text:p>5</text:p>
          </table:table-cell>
          <table:table-cell/>
          <table:table-cell table:formula="of:=[.A53]-(INT([.A53]/3)-INT([.A53]/9)*3+INT([.A53]/27)*3)*3-INT([.A53]/9)*6" office:value-type="float" office:value="7" calcext:value-type="float">
            <text:p>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NT([.A54]/9)" office:value-type="float" office:value="5" calcext:value-type="float">
            <text:p>5</text:p>
          </table:table-cell>
          <table:table-cell/>
          <table:table-cell table:formula="of:=INT([.A54]/3)-INT([.A54]/9)*3+INT([.A54]/27)*3" office:value-type="float" office:value="5" calcext:value-type="float">
            <text:p>5</text:p>
          </table:table-cell>
          <table:table-cell/>
          <table:table-cell table:formula="of:=[.A54]-(INT([.A54]/3)-INT([.A54]/9)*3+INT([.A54]/27)*3)*3-INT([.A54]/9)*6" office:value-type="float" office:value="8" calcext:value-type="float">
            <text:p>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NT([.A55]/9)" office:value-type="float" office:value="6" calcext:value-type="float">
            <text:p>6</text:p>
          </table:table-cell>
          <table:table-cell/>
          <table:table-cell table:formula="of:=INT([.A55]/3)-INT([.A55]/9)*3+INT([.A55]/27)*3" office:value-type="float" office:value="6" calcext:value-type="float">
            <text:p>6</text:p>
          </table:table-cell>
          <table:table-cell/>
          <table:table-cell table:formula="of:=[.A55]-(INT([.A55]/3)-INT([.A55]/9)*3+INT([.A55]/27)*3)*3-INT([.A55]/9)*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NT([.A56]/9)" office:value-type="float" office:value="6" calcext:value-type="float">
            <text:p>6</text:p>
          </table:table-cell>
          <table:table-cell/>
          <table:table-cell table:formula="of:=INT([.A56]/3)-INT([.A56]/9)*3+INT([.A56]/27)*3" office:value-type="float" office:value="6" calcext:value-type="float">
            <text:p>6</text:p>
          </table:table-cell>
          <table:table-cell/>
          <table:table-cell table:formula="of:=[.A56]-(INT([.A56]/3)-INT([.A56]/9)*3+INT([.A56]/27)*3)*3-INT([.A56]/9)*6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NT([.A57]/9)" office:value-type="float" office:value="6" calcext:value-type="float">
            <text:p>6</text:p>
          </table:table-cell>
          <table:table-cell/>
          <table:table-cell table:formula="of:=INT([.A57]/3)-INT([.A57]/9)*3+INT([.A57]/27)*3" office:value-type="float" office:value="6" calcext:value-type="float">
            <text:p>6</text:p>
          </table:table-cell>
          <table:table-cell/>
          <table:table-cell table:formula="of:=[.A57]-(INT([.A57]/3)-INT([.A57]/9)*3+INT([.A57]/27)*3)*3-INT([.A57]/9)*6"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NT([.A58]/9)" office:value-type="float" office:value="6" calcext:value-type="float">
            <text:p>6</text:p>
          </table:table-cell>
          <table:table-cell/>
          <table:table-cell table:formula="of:=INT([.A58]/3)-INT([.A58]/9)*3+INT([.A58]/27)*3" office:value-type="float" office:value="7" calcext:value-type="float">
            <text:p>7</text:p>
          </table:table-cell>
          <table:table-cell/>
          <table:table-cell table:formula="of:=[.A58]-(INT([.A58]/3)-INT([.A58]/9)*3+INT([.A58]/27)*3)*3-INT([.A58]/9)*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NT([.A59]/9)" office:value-type="float" office:value="6" calcext:value-type="float">
            <text:p>6</text:p>
          </table:table-cell>
          <table:table-cell/>
          <table:table-cell table:formula="of:=INT([.A59]/3)-INT([.A59]/9)*3+INT([.A59]/27)*3" office:value-type="float" office:value="7" calcext:value-type="float">
            <text:p>7</text:p>
          </table:table-cell>
          <table:table-cell/>
          <table:table-cell table:formula="of:=[.A59]-(INT([.A59]/3)-INT([.A59]/9)*3+INT([.A59]/27)*3)*3-INT([.A59]/9)*6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NT([.A60]/9)" office:value-type="float" office:value="6" calcext:value-type="float">
            <text:p>6</text:p>
          </table:table-cell>
          <table:table-cell/>
          <table:table-cell table:formula="of:=INT([.A60]/3)-INT([.A60]/9)*3+INT([.A60]/27)*3" office:value-type="float" office:value="7" calcext:value-type="float">
            <text:p>7</text:p>
          </table:table-cell>
          <table:table-cell/>
          <table:table-cell table:formula="of:=[.A60]-(INT([.A60]/3)-INT([.A60]/9)*3+INT([.A60]/27)*3)*3-INT([.A60]/9)*6"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NT([.A61]/9)" office:value-type="float" office:value="6" calcext:value-type="float">
            <text:p>6</text:p>
          </table:table-cell>
          <table:table-cell/>
          <table:table-cell table:formula="of:=INT([.A61]/3)-INT([.A61]/9)*3+INT([.A61]/27)*3" office:value-type="float" office:value="8" calcext:value-type="float">
            <text:p>8</text:p>
          </table:table-cell>
          <table:table-cell/>
          <table:table-cell table:formula="of:=[.A61]-(INT([.A61]/3)-INT([.A61]/9)*3+INT([.A61]/27)*3)*3-INT([.A61]/9)*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NT([.A62]/9)" office:value-type="float" office:value="6" calcext:value-type="float">
            <text:p>6</text:p>
          </table:table-cell>
          <table:table-cell/>
          <table:table-cell table:formula="of:=INT([.A62]/3)-INT([.A62]/9)*3+INT([.A62]/27)*3" office:value-type="float" office:value="8" calcext:value-type="float">
            <text:p>8</text:p>
          </table:table-cell>
          <table:table-cell/>
          <table:table-cell table:formula="of:=[.A62]-(INT([.A62]/3)-INT([.A62]/9)*3+INT([.A62]/27)*3)*3-INT([.A62]/9)*6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NT([.A63]/9)" office:value-type="float" office:value="6" calcext:value-type="float">
            <text:p>6</text:p>
          </table:table-cell>
          <table:table-cell/>
          <table:table-cell table:formula="of:=INT([.A63]/3)-INT([.A63]/9)*3+INT([.A63]/27)*3" office:value-type="float" office:value="8" calcext:value-type="float">
            <text:p>8</text:p>
          </table:table-cell>
          <table:table-cell/>
          <table:table-cell table:formula="of:=[.A63]-(INT([.A63]/3)-INT([.A63]/9)*3+INT([.A63]/27)*3)*3-INT([.A63]/9)*6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NT([.A64]/9)" office:value-type="float" office:value="7" calcext:value-type="float">
            <text:p>7</text:p>
          </table:table-cell>
          <table:table-cell/>
          <table:table-cell table:formula="of:=INT([.A64]/3)-INT([.A64]/9)*3+INT([.A64]/27)*3" office:value-type="float" office:value="6" calcext:value-type="float">
            <text:p>6</text:p>
          </table:table-cell>
          <table:table-cell/>
          <table:table-cell table:formula="of:=[.A64]-(INT([.A64]/3)-INT([.A64]/9)*3+INT([.A64]/27)*3)*3-INT([.A64]/9)*6"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NT([.A65]/9)" office:value-type="float" office:value="7" calcext:value-type="float">
            <text:p>7</text:p>
          </table:table-cell>
          <table:table-cell/>
          <table:table-cell table:formula="of:=INT([.A65]/3)-INT([.A65]/9)*3+INT([.A65]/27)*3" office:value-type="float" office:value="6" calcext:value-type="float">
            <text:p>6</text:p>
          </table:table-cell>
          <table:table-cell/>
          <table:table-cell table:formula="of:=[.A65]-(INT([.A65]/3)-INT([.A65]/9)*3+INT([.A65]/27)*3)*3-INT([.A65]/9)*6" office:value-type="float" office:value="4" calcext:value-type="float">
            <text:p>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NT([.A66]/9)" office:value-type="float" office:value="7" calcext:value-type="float">
            <text:p>7</text:p>
          </table:table-cell>
          <table:table-cell/>
          <table:table-cell table:formula="of:=INT([.A66]/3)-INT([.A66]/9)*3+INT([.A66]/27)*3" office:value-type="float" office:value="6" calcext:value-type="float">
            <text:p>6</text:p>
          </table:table-cell>
          <table:table-cell/>
          <table:table-cell table:formula="of:=[.A66]-(INT([.A66]/3)-INT([.A66]/9)*3+INT([.A66]/27)*3)*3-INT([.A66]/9)*6" office:value-type="float" office:value="5" calcext:value-type="float">
            <text:p>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NT([.A67]/9)" office:value-type="float" office:value="7" calcext:value-type="float">
            <text:p>7</text:p>
          </table:table-cell>
          <table:table-cell/>
          <table:table-cell table:formula="of:=INT([.A67]/3)-INT([.A67]/9)*3+INT([.A67]/27)*3" office:value-type="float" office:value="7" calcext:value-type="float">
            <text:p>7</text:p>
          </table:table-cell>
          <table:table-cell/>
          <table:table-cell table:formula="of:=[.A67]-(INT([.A67]/3)-INT([.A67]/9)*3+INT([.A67]/27)*3)*3-INT([.A67]/9)*6" office:value-type="float" office:value="3" calcext:value-type="float">
            <text:p>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NT([.A68]/9)" office:value-type="float" office:value="7" calcext:value-type="float">
            <text:p>7</text:p>
          </table:table-cell>
          <table:table-cell/>
          <table:table-cell table:formula="of:=INT([.A68]/3)-INT([.A68]/9)*3+INT([.A68]/27)*3" office:value-type="float" office:value="7" calcext:value-type="float">
            <text:p>7</text:p>
          </table:table-cell>
          <table:table-cell/>
          <table:table-cell table:formula="of:=[.A68]-(INT([.A68]/3)-INT([.A68]/9)*3+INT([.A68]/27)*3)*3-INT([.A68]/9)*6" office:value-type="float" office:value="4" calcext:value-type="float">
            <text:p>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NT([.A69]/9)" office:value-type="float" office:value="7" calcext:value-type="float">
            <text:p>7</text:p>
          </table:table-cell>
          <table:table-cell/>
          <table:table-cell table:formula="of:=INT([.A69]/3)-INT([.A69]/9)*3+INT([.A69]/27)*3" office:value-type="float" office:value="7" calcext:value-type="float">
            <text:p>7</text:p>
          </table:table-cell>
          <table:table-cell/>
          <table:table-cell table:formula="of:=[.A69]-(INT([.A69]/3)-INT([.A69]/9)*3+INT([.A69]/27)*3)*3-INT([.A69]/9)*6" office:value-type="float" office:value="5" calcext:value-type="float">
            <text:p>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NT([.A70]/9)" office:value-type="float" office:value="7" calcext:value-type="float">
            <text:p>7</text:p>
          </table:table-cell>
          <table:table-cell/>
          <table:table-cell table:formula="of:=INT([.A70]/3)-INT([.A70]/9)*3+INT([.A70]/27)*3" office:value-type="float" office:value="8" calcext:value-type="float">
            <text:p>8</text:p>
          </table:table-cell>
          <table:table-cell/>
          <table:table-cell table:formula="of:=[.A70]-(INT([.A70]/3)-INT([.A70]/9)*3+INT([.A70]/27)*3)*3-INT([.A70]/9)*6" office:value-type="float" office:value="3" calcext:value-type="float">
            <text:p>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NT([.A71]/9)" office:value-type="float" office:value="7" calcext:value-type="float">
            <text:p>7</text:p>
          </table:table-cell>
          <table:table-cell/>
          <table:table-cell table:formula="of:=INT([.A71]/3)-INT([.A71]/9)*3+INT([.A71]/27)*3" office:value-type="float" office:value="8" calcext:value-type="float">
            <text:p>8</text:p>
          </table:table-cell>
          <table:table-cell/>
          <table:table-cell table:formula="of:=[.A71]-(INT([.A71]/3)-INT([.A71]/9)*3+INT([.A71]/27)*3)*3-INT([.A71]/9)*6" office:value-type="float" office:value="4" calcext:value-type="float">
            <text:p>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NT([.A72]/9)" office:value-type="float" office:value="7" calcext:value-type="float">
            <text:p>7</text:p>
          </table:table-cell>
          <table:table-cell/>
          <table:table-cell table:formula="of:=INT([.A72]/3)-INT([.A72]/9)*3+INT([.A72]/27)*3" office:value-type="float" office:value="8" calcext:value-type="float">
            <text:p>8</text:p>
          </table:table-cell>
          <table:table-cell/>
          <table:table-cell table:formula="of:=[.A72]-(INT([.A72]/3)-INT([.A72]/9)*3+INT([.A72]/27)*3)*3-INT([.A72]/9)*6" office:value-type="float" office:value="5" calcext:value-type="float">
            <text:p>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NT([.A73]/9)" office:value-type="float" office:value="8" calcext:value-type="float">
            <text:p>8</text:p>
          </table:table-cell>
          <table:table-cell/>
          <table:table-cell table:formula="of:=INT([.A73]/3)-INT([.A73]/9)*3+INT([.A73]/27)*3" office:value-type="float" office:value="6" calcext:value-type="float">
            <text:p>6</text:p>
          </table:table-cell>
          <table:table-cell/>
          <table:table-cell table:formula="of:=[.A73]-(INT([.A73]/3)-INT([.A73]/9)*3+INT([.A73]/27)*3)*3-INT([.A73]/9)*6" office:value-type="float" office:value="6" calcext:value-type="float">
            <text:p>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NT([.A74]/9)" office:value-type="float" office:value="8" calcext:value-type="float">
            <text:p>8</text:p>
          </table:table-cell>
          <table:table-cell/>
          <table:table-cell table:formula="of:=INT([.A74]/3)-INT([.A74]/9)*3+INT([.A74]/27)*3" office:value-type="float" office:value="6" calcext:value-type="float">
            <text:p>6</text:p>
          </table:table-cell>
          <table:table-cell/>
          <table:table-cell table:formula="of:=[.A74]-(INT([.A74]/3)-INT([.A74]/9)*3+INT([.A74]/27)*3)*3-INT([.A74]/9)*6" office:value-type="float" office:value="7" calcext:value-type="float">
            <text:p>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NT([.A75]/9)" office:value-type="float" office:value="8" calcext:value-type="float">
            <text:p>8</text:p>
          </table:table-cell>
          <table:table-cell/>
          <table:table-cell table:formula="of:=INT([.A75]/3)-INT([.A75]/9)*3+INT([.A75]/27)*3" office:value-type="float" office:value="6" calcext:value-type="float">
            <text:p>6</text:p>
          </table:table-cell>
          <table:table-cell/>
          <table:table-cell table:formula="of:=[.A75]-(INT([.A75]/3)-INT([.A75]/9)*3+INT([.A75]/27)*3)*3-INT([.A75]/9)*6" office:value-type="float" office:value="8" calcext:value-type="float">
            <text:p>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NT([.A76]/9)" office:value-type="float" office:value="8" calcext:value-type="float">
            <text:p>8</text:p>
          </table:table-cell>
          <table:table-cell/>
          <table:table-cell table:formula="of:=INT([.A76]/3)-INT([.A76]/9)*3+INT([.A76]/27)*3" office:value-type="float" office:value="7" calcext:value-type="float">
            <text:p>7</text:p>
          </table:table-cell>
          <table:table-cell/>
          <table:table-cell table:formula="of:=[.A76]-(INT([.A76]/3)-INT([.A76]/9)*3+INT([.A76]/27)*3)*3-INT([.A76]/9)*6" office:value-type="float" office:value="6" calcext:value-type="float">
            <text:p>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NT([.A77]/9)" office:value-type="float" office:value="8" calcext:value-type="float">
            <text:p>8</text:p>
          </table:table-cell>
          <table:table-cell/>
          <table:table-cell table:formula="of:=INT([.A77]/3)-INT([.A77]/9)*3+INT([.A77]/27)*3" office:value-type="float" office:value="7" calcext:value-type="float">
            <text:p>7</text:p>
          </table:table-cell>
          <table:table-cell/>
          <table:table-cell table:formula="of:=[.A77]-(INT([.A77]/3)-INT([.A77]/9)*3+INT([.A77]/27)*3)*3-INT([.A77]/9)*6" office:value-type="float" office:value="7" calcext:value-type="float">
            <text:p>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NT([.A78]/9)" office:value-type="float" office:value="8" calcext:value-type="float">
            <text:p>8</text:p>
          </table:table-cell>
          <table:table-cell/>
          <table:table-cell table:formula="of:=INT([.A78]/3)-INT([.A78]/9)*3+INT([.A78]/27)*3" office:value-type="float" office:value="7" calcext:value-type="float">
            <text:p>7</text:p>
          </table:table-cell>
          <table:table-cell/>
          <table:table-cell table:formula="of:=[.A78]-(INT([.A78]/3)-INT([.A78]/9)*3+INT([.A78]/27)*3)*3-INT([.A78]/9)*6" office:value-type="float" office:value="8" calcext:value-type="float">
            <text:p>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NT([.A79]/9)" office:value-type="float" office:value="8" calcext:value-type="float">
            <text:p>8</text:p>
          </table:table-cell>
          <table:table-cell/>
          <table:table-cell table:formula="of:=INT([.A79]/3)-INT([.A79]/9)*3+INT([.A79]/27)*3" office:value-type="float" office:value="8" calcext:value-type="float">
            <text:p>8</text:p>
          </table:table-cell>
          <table:table-cell/>
          <table:table-cell table:formula="of:=[.A79]-(INT([.A79]/3)-INT([.A79]/9)*3+INT([.A79]/27)*3)*3-INT([.A79]/9)*6" office:value-type="float" office:value="6" calcext:value-type="float">
            <text:p>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NT([.A80]/9)" office:value-type="float" office:value="8" calcext:value-type="float">
            <text:p>8</text:p>
          </table:table-cell>
          <table:table-cell/>
          <table:table-cell table:formula="of:=INT([.A80]/3)-INT([.A80]/9)*3+INT([.A80]/27)*3" office:value-type="float" office:value="8" calcext:value-type="float">
            <text:p>8</text:p>
          </table:table-cell>
          <table:table-cell/>
          <table:table-cell table:formula="of:=[.A80]-(INT([.A80]/3)-INT([.A80]/9)*3+INT([.A80]/27)*3)*3-INT([.A80]/9)*6" office:value-type="float" office:value="7" calcext:value-type="float">
            <text:p>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NT([.A81]/9)" office:value-type="float" office:value="8" calcext:value-type="float">
            <text:p>8</text:p>
          </table:table-cell>
          <table:table-cell/>
          <table:table-cell table:formula="of:=INT([.A81]/3)-INT([.A81]/9)*3+INT([.A81]/27)*3" office:value-type="float" office:value="8" calcext:value-type="float">
            <text:p>8</text:p>
          </table:table-cell>
          <table:table-cell/>
          <table:table-cell table:formula="of:=[.A81]-(INT([.A81]/3)-INT([.A81]/9)*3+INT([.A81]/27)*3)*3-INT([.A81]/9)*6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6:23:52.568244436</meta:creation-date>
    <dc:date>2017-06-20T16:42:12.992010379</dc:date>
    <meta:editing-duration>PT8M10S</meta:editing-duration>
    <meta:editing-cycles>1</meta:editing-cycles>
    <meta:document-statistic meta:table-count="1" meta:cell-count="324" meta:object-count="0"/>
    <meta:generator>LibreOffice/5.1.6.2$Linux_X86_64 LibreOffice_project/10m0$Build-2</meta:generator>
  </office:meta>
</office:document-meta>
</file>